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3" style:family="table-cell" style:parent-style-name="Default" style:data-style-name="N0">
      <style:text-properties style:font-name="Calibri2" style:font-name-asian="Calibri2" style:font-name-complex="Calibri2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2" style:font-name-complex="Calibri2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9" style:family="table-cell" style:parent-style-name="Default" style:data-style-name="N2">
      <style:text-properties style:font-name="Calibri2" style:font-name-asian="Calibri2" style:font-name-complex="Calibri2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11" style:family="table-cell" style:parent-style-name="Default" style:data-style-name="N8099">
      <style:text-properties style:font-name="Calibri2" style:font-name-asian="Calibri2" style:font-name-complex="Calibri2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2" style:font-name-complex="Calibri2"/>
    </style:style>
  </office:automatic-styles>
  <office:body>
    <office:spreadsheet>
      <table:table table:name="Buildings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000">
            <text:p>1000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000">
            <text:p>5000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float" office:value="2500000">
            <text:p>25000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000">
            <text:p>1000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">
            <text:p>1000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0">
            <text:p>5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000">
            <text:p>50000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float" office:value="2500000">
            <text:p>25000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00">
            <text:p>10000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">
            <text:p>10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00">
            <text:p>5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000">
            <text:p>500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float" office:value="2500000">
            <text:p>25000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00">
            <text:p>25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00">
            <text:p>1000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">
            <text:p>10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0">
            <text:p>10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000">
            <text:p>500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float" office:value="2500000">
            <text:p>25000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00">
            <text:p>100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00">
            <text:p>1000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">
            <text:p>100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office:value-type="float" office:value="500000">
            <text:p>5000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000">
            <text:p>5000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000">
            <text:p>200000</text:p>
          </table:table-cell>
          <table:table-cell office:value-type="float" office:value="2500000">
            <text:p>25000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00">
            <text:p>2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000">
            <text:p>10000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2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2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7.12.2018</text:date>, <text:time>10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01:19:38.06</meta:creation-date>
    <dc:date>2018-12-07T10:20:55.64</dc:date>
    <meta:editing-duration>PT31M56S</meta:editing-duration>
    <meta:editing-cycles>7</meta:editing-cycles>
    <meta:generator>OpenOffice/4.1.5$Win32 OpenOffice.org_project/415m1$Build-9789</meta:generator>
    <meta:document-statistic meta:table-count="1" meta:cell-count="192" meta:object-count="0"/>
  </office:meta>
</office:document-meta>
</file>